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8B6EF6BDBC063D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7.37cm" fo:min-width="19.82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1.02cm" fo:min-width="2.04cm"/>
    </style:style>
    <style:style style:name="gr4" style:family="graphic" style:parent-style-name="standard">
      <style:graphic-properties draw:fill="hatch" draw:fill-color="#ffff66" draw:fill-hatch-name="Black_20_45_20_Degrees" draw:textarea-horizontal-align="justify" draw:textarea-vertical-align="middle" draw:auto-grow-height="false" fo:min-height="1.02cm" fo:min-width="2.04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6" style:family="graphic" style:parent-style-name="standard">
      <style:graphic-properties draw:fill-color="#ff9900" draw:textarea-horizontal-align="justify" draw:textarea-vertical-align="middle" draw:auto-grow-height="false" fo:min-height="1.02cm" fo:min-width="3.183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1.02cm" fo:min-width="2.167cm"/>
    </style:style>
    <style:style style:name="gr9" style:family="graphic" style:parent-style-name="standard">
      <style:graphic-properties draw:fill-color="#ff9900" draw:textarea-horizontal-align="justify" draw:textarea-vertical-align="middle" draw:auto-grow-height="false" fo:min-height="1.02cm" fo:min-width="2.167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style:paragraph-properties fo:text-align="center"/>
      <style:text-properties style:text-line-through-style="none" style:text-line-through-type="none"/>
    </style:style>
    <style:style style:name="P5" style:family="paragraph">
      <loext:graphic-properties draw:fill="hatch" draw:fill-color="#ffff66" draw:fill-hatch-name="Black_20_45_20_Degrees"/>
      <style:paragraph-properties fo:text-align="center"/>
      <style:text-properties style:text-line-through-style="none" style:text-line-through-type="none"/>
    </style:style>
    <style:style style:name="P6" style:family="paragraph">
      <loext:graphic-properties draw:fill-color="#ff99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7.62cm" svg:x="0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svg:x="0cm" svg:y="1.27cm">
          <text:p text:style-name="P2">Page Head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1.27cm" svg:x="6.35cm" svg:y="1.27cm">
          <text:p text:style-name="P2">Item 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1.27cm" svg:x="8.89cm" svg:y="1.27cm">
          <text:p text:style-name="P4"><text:span text:style-name="T1">unuse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1.27cm" svg:x="15.24cm" svg:y="7.62cm">
          <text:p text:style-name="P2">Special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683cm" svg:height="1.27cm" svg:x="11.557cm" svg:y="7.62cm">
          <text:p text:style-name="P2">Tuple 1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62cm" svg:y1="2.54cm" svg:x2="13.335cm" svg:y2="7.62cm">
          <text:p/>
        </draw:line>
        <draw:custom-shape draw:style-name="gr8" draw:text-style-name="P3" draw:layer="layout" svg:width="2.667cm" svg:height="1.27cm" svg:x="11.43cm" svg:y="1.27cm">
          <text:p text:style-name="P2">Item 3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667cm" svg:height="1.27cm" svg:x="8.89cm" svg:y="7.62cm">
          <text:p text:style-name="P2">Tuple 3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2.7cm" svg:y1="2.54cm" svg:x2="10.16cm" svg:y2="7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fill-image draw:name="Empty" xlink:href="Pictures/1000000000000008000000088B6EF6BDBC063D3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12T14:28:25.083209524</dc:date>
    <meta:editing-duration>PT1H43M40S</meta:editing-duration>
    <meta:editing-cycles>17</meta:editing-cycles>
    <meta:generator>LibreOffice/5.1.4.2$Linux_X86_64 LibreOffice_project/10m0$Build-2</meta:generator>
    <meta:document-statistic meta:object-count="10"/>
  </office:meta>
</office:document-meta>
</file>